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80000000800705DBD1FFB966CBC.jpg" manifest:media-type="image/jpeg"/>
  <manifest:file-entry manifest:full-path="Pictures/10000201000007E400000794DE46ECAA54ACA82C.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nsolas" svg:font-family="Consolas, 'Courier New', monospace"/>
    <style:font-face style:name="OpenSymbol" svg:font-family="OpenSymbol"/>
    <style:font-face style:name="PT Serif" svg:font-family="'PT Serif', 'Times New Roman', Times, serif"/>
    <style:font-face style:name="Tahoma2" svg:font-family="Tahoma"/>
    <style:font-face style:name="Courier New" svg:font-family="'Courier New'" style:font-family-generic="modern"/>
    <style:font-face style:name="CompactPlain" svg:font-family="CompactPlain, 'Times New Roman'" style:font-family-generic="roman"/>
    <style:font-face style:name="Arial1" svg:font-family="Arial" style:font-family-generic="swiss"/>
    <style:font-face style:name="Courier New1" svg:font-family="'Courier New'" style:font-family-generic="modern" style:font-pitch="fixed"/>
    <style:font-face style:name="Liberation Mono" svg:font-family="'Liberation Mono'" style:font-family-generic="modern" style:font-pitch="fixed"/>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ula1" style:family="table">
      <style:table-properties style:width="16.351cm" table:align="margins" style:writing-mode="lr-tb"/>
    </style:style>
    <style:style style:name="Taula1.A" style:family="table-column">
      <style:table-column-properties style:column-width="16.351cm" style:rel-column-width="65535*"/>
    </style:style>
    <style:style style:name="Taula1.A1" style:family="table-cell">
      <style:table-cell-properties fo:padding="0.097cm" fo:border="0.05pt solid #000000"/>
    </style:style>
    <style:style style:name="P1" style:family="paragraph" style:parent-style-name="Heading_20_1">
      <style:paragraph-properties fo:line-height="100%" fo:text-align="center" style:justify-single-word="false"/>
      <style:text-properties style:font-name="Arial" fo:font-size="15pt" fo:font-weight="normal" officeooo:rsid="000a7b6c" officeooo:paragraph-rsid="000a7b6c" style:font-size-asian="15pt" style:font-weight-asian="normal" style:font-name-complex="Arial" style:font-size-complex="15pt" style:font-weight-complex="normal"/>
    </style:style>
    <style:style style:name="P2" style:family="paragraph" style:parent-style-name="Standard">
      <style:paragraph-properties fo:line-height="100%"/>
      <style:text-properties style:font-name="Arial" fo:font-size="14pt" officeooo:paragraph-rsid="00208ff0" style:font-size-asian="14pt" style:font-name-complex="Arial" style:font-size-complex="14pt"/>
    </style:style>
    <style:style style:name="P3" style:family="paragraph" style:parent-style-name="Standard">
      <style:text-properties style:font-name="Arial" fo:font-size="14pt" fo:language="ca" fo:country="ES" fo:font-weight="bold" officeooo:rsid="0019f3c0" officeooo:paragraph-rsid="0031357b" style:font-size-asian="14pt" style:font-weight-asian="bold" style:font-size-complex="14pt" style:font-weight-complex="bold"/>
    </style:style>
    <style:style style:name="P4" style:family="paragraph" style:parent-style-name="Standard">
      <style:text-properties style:font-name="Arial" fo:font-size="11pt" fo:language="ca" fo:country="ES" fo:font-weight="normal" officeooo:rsid="002883e1" officeooo:paragraph-rsid="0031357b" style:font-size-asian="11pt" style:font-weight-asian="normal" style:font-size-complex="11pt" style:font-weight-complex="normal"/>
    </style:style>
    <style:style style:name="P5" style:family="paragraph" style:parent-style-name="Standard">
      <style:text-properties style:font-name="Arial" fo:font-size="11pt" fo:language="ca" fo:country="ES" fo:font-weight="normal" officeooo:rsid="00420d3f" officeooo:paragraph-rsid="0031357b" style:font-size-asian="11pt" style:font-weight-asian="normal" style:font-size-complex="11pt" style:font-weight-complex="normal"/>
    </style:style>
    <style:style style:name="P6" style:family="paragraph" style:parent-style-name="Standard">
      <style:text-properties style:font-name="Arial" fo:font-size="11pt" fo:language="ca" fo:country="ES" fo:font-weight="bold" officeooo:rsid="003c6751" officeooo:paragraph-rsid="0031357b" style:font-size-asian="11pt" style:font-weight-asian="bold" style:font-size-complex="11pt" style:font-weight-complex="bold"/>
    </style:style>
    <style:style style:name="P7" style:family="paragraph" style:parent-style-name="Standard">
      <style:text-properties style:font-name="Arial" fo:font-size="11pt" fo:language="ca" fo:country="ES" fo:font-weight="bold" officeooo:rsid="003f8df1" officeooo:paragraph-rsid="0031357b" style:font-size-asian="11pt" style:font-weight-asian="bold" style:font-size-complex="11pt" style:font-weight-complex="bold"/>
    </style:style>
    <style:style style:name="P8" style:family="paragraph" style:parent-style-name="Standard">
      <style:text-properties style:font-name="Arial" fo:font-size="11pt" fo:language="ca" fo:country="ES" style:text-underline-style="solid" style:text-underline-width="auto" style:text-underline-color="font-color" fo:font-weight="normal" officeooo:rsid="002883e1" officeooo:paragraph-rsid="0031357b" style:font-size-asian="11pt" style:font-weight-asian="normal" style:font-size-complex="11pt" style:font-weight-complex="normal"/>
    </style:style>
    <style:style style:name="P9" style:family="paragraph" style:parent-style-name="Standard">
      <style:text-properties style:font-name="Arial" fo:font-size="12pt" fo:language="ca" fo:country="ES" fo:font-weight="normal" officeooo:rsid="00299d67" officeooo:paragraph-rsid="002b4d75" style:font-size-asian="10.5pt" style:font-weight-asian="normal" style:font-name-complex="Arial" style:font-size-complex="12pt" style:font-weight-complex="normal"/>
    </style:style>
    <style:style style:name="P10" style:family="paragraph" style:parent-style-name="Standard">
      <style:text-properties style:font-name="Arial" fo:language="ca" fo:country="ES" fo:font-weight="normal" officeooo:rsid="003366cd" officeooo:paragraph-rsid="0031357b" style:font-weight-asian="normal" style:font-weight-complex="normal"/>
    </style:style>
    <style:style style:name="P11" style:family="paragraph" style:parent-style-name="Standard">
      <style:text-properties style:font-name="Arial" fo:language="ca" fo:country="ES" fo:font-weight="normal" officeooo:rsid="000a7b6c" officeooo:paragraph-rsid="0031357b" style:font-weight-asian="normal" style:font-weight-complex="normal"/>
    </style:style>
    <style:style style:name="P12" style:family="paragraph" style:parent-style-name="Header">
      <style:paragraph-properties fo:line-height="100%" fo:text-align="center" style:justify-single-word="false" style:snap-to-layout-grid="false"/>
      <style:text-properties style:font-name="Arial" fo:font-size="14pt" style:font-size-asian="14pt" style:font-weight-complex="normal"/>
    </style:style>
    <style:style style:name="P13" style:family="paragraph" style:parent-style-name="Footnote">
      <style:paragraph-properties fo:line-height="100%" style:snap-to-layout-grid="false"/>
    </style:style>
    <style:style style:name="P14" style:family="paragraph" style:parent-style-name="Footnote">
      <style:paragraph-properties fo:line-height="100%" style:snap-to-layout-grid="false"/>
      <style:text-properties officeooo:paragraph-rsid="002e9250"/>
    </style:style>
    <style:style style:name="P15" style:family="paragraph" style:parent-style-name="Footnote">
      <style:text-properties fo:font-size="5pt" style:font-size-asian="5pt"/>
    </style:style>
    <style:style style:name="P16" style:family="paragraph" style:parent-style-name="Standard">
      <style:paragraph-properties fo:break-before="page"/>
      <style:text-properties style:font-name="Arial" fo:font-size="11pt" fo:language="ca" fo:country="ES" fo:font-weight="bold" officeooo:rsid="003c6751" officeooo:paragraph-rsid="0031357b" style:font-size-asian="11pt" style:font-weight-asian="bold" style:font-size-complex="11pt" style:font-weight-complex="bold"/>
    </style:style>
    <style:style style:name="P17" style:family="paragraph" style:parent-style-name="Text_20_body">
      <style:paragraph-properties fo:break-before="page"/>
      <style:text-properties style:font-name="Arial1" fo:font-size="14pt" fo:language="ca" fo:country="ES" fo:font-weight="bold" officeooo:rsid="0031357b" officeooo:paragraph-rsid="0031357b" style:font-size-asian="14pt" style:font-weight-asian="bold" style:font-size-complex="14pt" style:font-weight-complex="bold"/>
    </style:style>
    <style:style style:name="P18" style:family="paragraph" style:parent-style-name="Text_20_body">
      <style:text-properties style:font-name="Arial1" fo:font-size="14pt" fo:language="ca" fo:country="ES" fo:font-weight="bold" officeooo:rsid="00208ff0" officeooo:paragraph-rsid="0031357b" style:font-size-asian="14pt" style:font-weight-asian="bold" style:font-size-complex="14pt" style:font-weight-complex="bold"/>
    </style:style>
    <style:style style:name="P19" style:family="paragraph" style:parent-style-name="Text_20_body">
      <style:text-properties style:font-name="Arial1" fo:font-size="14pt" fo:language="ca" fo:country="ES" fo:font-weight="bold" officeooo:rsid="0031357b" officeooo:paragraph-rsid="0031357b" style:font-size-asian="14pt" style:font-weight-asian="bold" style:font-size-complex="14pt" style:font-weight-complex="bold"/>
    </style:style>
    <style:style style:name="P20" style:family="paragraph" style:parent-style-name="Text_20_body">
      <style:text-properties style:font-name="Arial" fo:font-size="11pt" fo:language="ca" fo:country="ES" fo:font-weight="bold" officeooo:paragraph-rsid="0031357b" style:font-size-asian="11pt" style:font-weight-asian="bold" style:font-size-complex="11pt" style:font-weight-complex="bold"/>
    </style:style>
    <style:style style:name="P21" style:family="paragraph" style:parent-style-name="Text_20_body">
      <style:text-properties style:font-name="Arial" fo:font-size="11pt" fo:language="ca" fo:country="ES" fo:font-weight="bold" officeooo:rsid="003a8cbe" officeooo:paragraph-rsid="003a8cbe" style:font-size-asian="11pt" style:font-weight-asian="bold" style:font-size-complex="11pt" style:font-weight-complex="bold"/>
    </style:style>
    <style:style style:name="P22" style:family="paragraph" style:parent-style-name="Text_20_body">
      <style:text-properties style:font-name="Arial" fo:font-size="11pt" fo:language="ca" fo:country="ES" fo:font-weight="normal" officeooo:rsid="002883e1" officeooo:paragraph-rsid="0031357b" style:font-size-asian="11pt" style:font-weight-asian="normal" style:font-size-complex="11pt" style:font-weight-complex="normal"/>
    </style:style>
    <style:style style:name="P23" style:family="paragraph" style:parent-style-name="Text_20_body">
      <style:text-properties style:font-name="Arial" fo:font-size="11pt" fo:language="ca" fo:country="ES" fo:font-weight="normal" officeooo:rsid="004090ef" officeooo:paragraph-rsid="0031357b" style:font-size-asian="11pt" style:font-weight-asian="normal" style:font-size-complex="11pt" style:font-weight-complex="normal"/>
    </style:style>
    <style:style style:name="P24" style:family="paragraph" style:parent-style-name="Table_20_Contents">
      <style:text-properties style:font-name="Courier New1" fo:font-size="10pt" fo:font-weight="normal" officeooo:paragraph-rsid="0031357b" style:font-size-asian="8.75pt" style:font-weight-asian="normal" style:font-size-complex="10pt" style:font-weight-complex="normal"/>
    </style:style>
    <style:style style:name="P25" style:family="paragraph" style:parent-style-name="Standard" style:list-style-name="L1">
      <style:text-properties style:font-name="Arial" fo:language="ca" fo:country="ES" fo:font-weight="normal" officeooo:rsid="0019f3c0" officeooo:paragraph-rsid="0031357b" style:font-weight-asian="normal" style:font-weight-complex="normal"/>
    </style:style>
    <style:style style:name="P26" style:family="paragraph" style:parent-style-name="Standard" style:list-style-name="L1">
      <style:text-properties style:font-name="Arial" fo:language="ca" fo:country="ES" fo:font-weight="normal" officeooo:rsid="0031357b" officeooo:paragraph-rsid="0031357b" style:font-weight-asian="normal" style:font-weight-complex="normal"/>
    </style:style>
    <style:style style:name="P27" style:family="paragraph" style:parent-style-name="Standard" style:list-style-name="L1">
      <style:text-properties style:font-name="Arial" fo:language="ca" fo:country="ES" fo:font-weight="normal" officeooo:rsid="003bc9ee" officeooo:paragraph-rsid="0031357b" style:font-weight-asian="normal" style:font-weight-complex="normal"/>
    </style:style>
    <style:style style:name="P28" style:family="paragraph" style:parent-style-name="Standard" style:list-style-name="L1">
      <style:text-properties style:font-name="Arial" fo:language="ca" fo:country="ES" fo:font-weight="bold" officeooo:rsid="003e9710" officeooo:paragraph-rsid="0031357b" style:font-weight-asian="bold" style:font-weight-complex="bold"/>
    </style:style>
    <style:style style:name="P29" style:family="paragraph" style:parent-style-name="Standard" style:list-style-name="L2">
      <style:text-properties style:font-name="Arial" fo:font-size="11pt" fo:language="ca" fo:country="ES" fo:font-weight="normal" officeooo:rsid="003c6751" officeooo:paragraph-rsid="0031357b" style:font-size-asian="11pt" style:font-weight-asian="normal" style:font-size-complex="11pt" style:font-weight-complex="normal"/>
    </style:style>
    <style:style style:name="P30" style:family="paragraph" style:parent-style-name="Standard" style:list-style-name="L2">
      <style:text-properties style:font-name="Arial" fo:font-size="11pt" fo:language="ca" fo:country="ES" fo:font-weight="normal" officeooo:rsid="003c6751" officeooo:paragraph-rsid="00399622" style:font-size-asian="11pt" style:font-weight-asian="normal" style:font-size-complex="11pt" style:font-weight-complex="normal"/>
    </style:style>
    <style:style style:name="P31" style:family="paragraph" style:parent-style-name="Standard">
      <style:text-properties style:font-name="Arial" fo:font-size="11pt" fo:language="ca" fo:country="ES" fo:font-weight="normal" officeooo:rsid="00420d3f" officeooo:paragraph-rsid="0031357b" style:font-size-asian="11pt" style:font-weight-asian="normal" style:font-size-complex="11pt" style:font-weight-complex="normal"/>
    </style:style>
    <style:style style:name="P32" style:family="paragraph" style:parent-style-name="Standard" style:list-style-name="L2">
      <style:text-properties style:font-name="Arial" fo:font-size="11pt" fo:language="ca" fo:country="ES" fo:font-weight="bold" officeooo:rsid="0038294f" officeooo:paragraph-rsid="0038294f" style:font-size-asian="11pt" style:font-weight-asian="bold" style:font-size-complex="11pt" style:font-weight-complex="bold"/>
    </style:style>
    <style:style style:name="P33" style:family="paragraph" style:parent-style-name="Standard" style:list-style-name="L2">
      <style:text-properties style:font-name="Arial" fo:font-size="11pt" fo:language="ca" fo:country="ES" fo:font-weight="bold" officeooo:rsid="0036513c" officeooo:paragraph-rsid="0036513c" style:font-size-asian="11pt" style:font-weight-asian="bold" style:font-size-complex="11pt" style:font-weight-complex="bold"/>
    </style:style>
    <style:style style:name="P34" style:family="paragraph" style:parent-style-name="Standard" style:list-style-name="L3">
      <style:text-properties style:font-name="Arial" fo:font-size="11pt" fo:language="ca" fo:country="ES" fo:font-weight="bold" officeooo:rsid="00399622" officeooo:paragraph-rsid="003a3e62" style:font-size-asian="11pt" style:font-weight-asian="bold" style:font-size-complex="11pt" style:font-weight-complex="bold"/>
    </style:style>
    <style:style style:name="P35" style:family="paragraph" style:parent-style-name="Standard" style:list-style-name="L2">
      <style:text-properties style:font-name="Arial" fo:font-size="11pt" fo:language="ca" fo:country="ES" fo:font-weight="bold" officeooo:rsid="003a3e62" officeooo:paragraph-rsid="003a3e62" style:font-size-asian="11pt" style:font-weight-asian="bold" style:font-size-complex="11pt" style:font-weight-complex="bold"/>
    </style:style>
    <style:style style:name="P36" style:family="paragraph" style:parent-style-name="Standard" style:list-style-name="L2">
      <style:text-properties style:font-name="Arial" fo:font-size="11pt" fo:font-weight="bold" officeooo:paragraph-rsid="003a3e62"/>
    </style:style>
    <style:style style:name="P37" style:family="paragraph" style:parent-style-name="Standard" style:list-style-name="L2">
      <style:text-properties officeooo:paragraph-rsid="00355b7e"/>
    </style:style>
    <style:style style:name="P38" style:family="paragraph" style:parent-style-name="Standard" style:list-style-name="L2">
      <style:text-properties fo:color="#000000" style:font-name="Arial" fo:font-size="11pt" fo:language="es" fo:country="ES" fo:font-weight="bold" officeooo:rsid="00355b7e" officeooo:paragraph-rsid="00355b7e" style:font-name-asian="Times New Roman" style:font-size-asian="11pt" style:font-weight-asian="bold" style:font-name-complex="Times New Roman" style:font-size-complex="11pt" style:language-complex="ar" style:country-complex="SA" style:font-weight-complex="bold"/>
    </style:style>
    <style:style style:name="P39" style:family="paragraph" style:parent-style-name="Standard" style:master-page-name="Standard">
      <style:paragraph-properties style:page-number="auto"/>
      <style:text-properties style:font-name="Arial" fo:font-size="14pt" fo:language="ca" fo:country="ES" officeooo:rsid="002b4d75" officeooo:paragraph-rsid="001b086d" style:font-size-asian="14pt" style:font-name-complex="Arial" style:font-size-complex="14pt"/>
    </style:style>
    <style:style style:name="P40" style:family="paragraph" style:parent-style-name="Text_20_body" style:list-style-name="L4">
      <style:text-properties style:font-name="Arial" fo:font-size="11pt" fo:language="ca" fo:country="ES" fo:font-weight="bold" officeooo:rsid="003a8cbe" officeooo:paragraph-rsid="003a8cbe" style:font-size-asian="11pt" style:font-weight-asian="bold" style:font-size-complex="11pt" style:font-weight-complex="bold"/>
    </style:style>
    <style:style style:name="P41" style:family="paragraph" style:parent-style-name="Text_20_body" style:list-style-name="L4">
      <style:paragraph-properties fo:margin-top="0cm" fo:margin-bottom="0cm" loext:contextual-spacing="false" fo:text-align="start" style:justify-single-word="false" fo:orphans="2" fo:widows="2"/>
    </style:style>
    <style:style style:name="T1" style:family="text">
      <style:text-properties officeooo:rsid="000bc332"/>
    </style:style>
    <style:style style:name="T2" style:family="text">
      <style:text-properties officeooo:rsid="00208ff0"/>
    </style:style>
    <style:style style:name="T3" style:family="text">
      <style:text-properties officeooo:rsid="00146ddf"/>
    </style:style>
    <style:style style:name="T4" style:family="text">
      <style:text-properties style:font-name="Arial" fo:font-size="9pt" style:font-size-asian="9pt" style:font-name-complex="Arial"/>
    </style:style>
    <style:style style:name="T5" style:family="text">
      <style:text-properties style:font-name="Arial" fo:font-size="9pt" fo:font-weight="normal" style:font-size-asian="9pt" style:font-weight-asian="normal" style:font-name-complex="Arial" style:font-weight-complex="normal"/>
    </style:style>
    <style:style style:name="T6" style:family="text">
      <style:text-properties style:font-name="Arial" officeooo:rsid="001b086d" style:font-name-complex="Arial"/>
    </style:style>
    <style:style style:name="T7" style:family="text">
      <style:text-properties style:font-name="Arial" fo:font-size="11pt" fo:language="ca" fo:country="ES" fo:font-weight="bold" officeooo:rsid="00355b7e" style:font-size-asian="11pt" style:font-weight-asian="bold" style:font-size-complex="11pt" style:font-weight-complex="bold"/>
    </style:style>
    <style:style style:name="T8" style:family="text">
      <style:text-properties fo:font-weight="bold" style:font-weight-asian="bold" style:font-weight-complex="bold"/>
    </style:style>
    <style:style style:name="T9" style:family="text">
      <style:text-properties fo:font-weight="bold" officeooo:rsid="0031357b" style:font-weight-asian="bold" style:font-weight-complex="bold"/>
    </style:style>
    <style:style style:name="T10" style:family="text">
      <style:text-properties fo:font-weight="bold" officeooo:rsid="00326f7f" style:font-weight-asian="bold" style:font-weight-complex="bold"/>
    </style:style>
    <style:style style:name="T11" style:family="text">
      <style:text-properties fo:font-weight="bold" officeooo:rsid="00399622" style:font-weight-asian="bold" style:font-weight-complex="bold"/>
    </style:style>
    <style:style style:name="T12" style:family="text">
      <style:text-properties officeooo:rsid="0031357b"/>
    </style:style>
    <style:style style:name="T13" style:family="text">
      <style:text-properties officeooo:rsid="00275abb"/>
    </style:style>
    <style:style style:name="T14" style:family="text">
      <style:text-properties officeooo:rsid="003db44d"/>
    </style:style>
    <style:style style:name="T15" style:family="text">
      <style:text-properties fo:font-weight="normal" style:font-weight-asian="normal" style:font-weight-complex="normal"/>
    </style:style>
    <style:style style:name="T16" style:family="text">
      <style:text-properties officeooo:rsid="003e8e69"/>
    </style:style>
    <style:style style:name="T17" style:family="text">
      <style:text-properties fo:color="#000000" style:font-name="Arial" fo:font-size="11pt" fo:language="es" fo:country="ES" fo:font-weight="bold" officeooo:rsid="00355b7e" style:font-name-asian="Times New Roman" style:font-size-asian="11pt" style:font-weight-asian="bold" style:font-name-complex="Times New Roman" style:font-size-complex="11pt" style:language-complex="ar" style:country-complex="SA" style:font-weight-complex="bold"/>
    </style:style>
    <style:style style:name="T18" style:family="text">
      <style:text-properties fo:color="#000000" style:font-name="Arial" fo:font-size="11pt" fo:language="es" fo:country="ES" fo:font-weight="bold" officeooo:rsid="003636ae" style:font-name-asian="Times New Roman" style:font-size-asian="11pt" style:font-weight-asian="bold" style:font-name-complex="Times New Roman" style:font-size-complex="11pt" style:language-complex="ar" style:country-complex="SA" style:font-weight-complex="bold"/>
    </style:style>
    <style:style style:name="T19" style:family="text">
      <style:text-properties fo:color="#000000" style:font-name="Arial" fo:font-size="11pt" fo:language="es" fo:country="ES" fo:font-weight="bold" officeooo:rsid="0038294f" style:font-name-asian="Times New Roman" style:font-size-asian="11pt" style:font-weight-asian="bold" style:font-name-complex="Times New Roman" style:font-size-complex="11pt" style:language-complex="ar" style:country-complex="SA" style:font-weight-complex="bold"/>
    </style:style>
    <style:style style:name="T20" style:family="text">
      <style:text-properties fo:color="#000000" style:font-name="Arial" fo:font-size="11pt" fo:language="es" fo:country="ES" fo:font-weight="bold" officeooo:rsid="00399622" style:font-name-asian="Times New Roman" style:font-size-asian="11pt" style:font-weight-asian="bold" style:font-name-complex="Times New Roman" style:font-size-complex="11pt" style:language-complex="ar" style:country-complex="SA" style:font-weight-complex="bold"/>
    </style:style>
    <style:style style:name="T21" style:family="text">
      <style:text-properties fo:color="#000000" fo:language="es" fo:country="ES" fo:font-weight="bold" officeooo:rsid="00399622" style:font-name-asian="Times New Roman" style:font-weight-asian="bold" style:font-name-complex="Times New Roman" style:language-complex="ar" style:country-complex="SA" style:font-weight-complex="bold"/>
    </style:style>
    <style:style style:name="T22" style:family="text">
      <style:text-properties fo:color="#000000" fo:language="es" fo:country="ES" style:font-name-asian="Times New Roman" style:font-name-complex="Times New Roman" style:language-complex="ar" style:country-complex="SA"/>
    </style:style>
    <style:style style:name="T23" style:family="text">
      <style:text-properties officeooo:rsid="003a3e62"/>
    </style:style>
    <style:style style:name="T24" style:family="text">
      <style:text-properties fo:color="#9cdcfe" style:font-name="Consolas" fo:font-size="10.5pt" fo:language="ca" fo:country="ES" fo:font-weight="normal" officeooo:rsid="003a3e62" fo:background-color="#1e1e1e" loext:char-shading-value="0" style:font-size-asian="11pt" style:font-weight-asian="bold" style:font-size-complex="11pt" style:font-weight-complex="bold"/>
    </style:style>
    <style:style style:name="T25" style:family="text">
      <style:text-properties fo:color="#d4d4d4" style:font-name="Consolas" fo:font-size="10.5pt" fo:language="ca" fo:country="ES" fo:font-weight="normal" officeooo:rsid="003a3e62" fo:background-color="#1e1e1e" loext:char-shading-value="0" style:font-size-asian="11pt" style:font-weight-asian="bold" style:font-size-complex="11pt" style:font-weight-complex="bold"/>
    </style:style>
    <style:style style:name="T26" style:family="text">
      <style:text-properties fo:color="#b5cea8" style:font-name="Consolas" fo:font-size="10.5pt" fo:language="ca" fo:country="ES" fo:font-weight="normal" officeooo:rsid="003a3e62" fo:background-color="#1e1e1e" loext:char-shading-value="0" style:font-size-asian="11pt" style:font-weight-asian="bold" style:font-size-complex="11pt" style:font-weight-complex="bold"/>
    </style:style>
    <style:style style:name="T27" style:family="text">
      <style:text-properties fo:color="#51b6c4" style:font-name="Consolas" fo:font-size="10.5pt" fo:language="ca" fo:country="ES" fo:font-weight="normal" officeooo:rsid="003a3e62" fo:background-color="#1e1e1e" loext:char-shading-value="0" style:font-size-asian="11pt" style:font-weight-asian="bold" style:font-size-complex="11pt" style:font-weight-complex="bold"/>
    </style:style>
    <style:style style:name="T28" style:family="text">
      <style:text-properties fo:language="ca" fo:country="ES" officeooo:rsid="003a3e62" style:font-size-asian="11pt" style:font-weight-asian="bold" style:font-size-complex="11pt" style:font-weight-complex="bold"/>
    </style:style>
    <style:style style:name="T29" style:family="text">
      <style:text-properties fo:font-variant="normal" fo:text-transform="none" fo:color="#222222" style:font-name="PT Serif" fo:letter-spacing="normal" fo:font-style="normal" fo:font-weight="normal"/>
    </style:style>
    <style:style style:name="T30" style:family="text">
      <style:text-properties fo:font-variant="normal" fo:text-transform="none" fo:color="#222222" style:font-name="PT Serif" fo:font-size="11pt" fo:letter-spacing="normal" fo:font-style="normal" fo:font-weight="normal" style:font-size-asian="11pt" style:font-size-complex="11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text:span text:style-name="T12">S</text:span>egona convocatòria UF2 <text:span text:style-name="T12">(primera part)</text:span>.</text:p>
      <text:p text:style-name="P9"/>
      <text:p text:style-name="P3">Instruccions</text:p>
      <text:list xml:id="list1576451748" text:style-name="L1">
        <text:list-item>
          <text:p text:style-name="P25">Per fer <text:span text:style-name="T14">aquesta primera part de </text:span>l'examen, <text:span text:style-name="T13">podeu consultar els apunts i Internet.</text:span></text:p>
        </text:list-item>
        <text:list-item>
          <text:p text:style-name="P28"><text:span text:style-name="T15">Òbviament </text:span>és individual.</text:p>
        </text:list-item>
        <text:list-item>
          <text:p text:style-name="P26">Aquesta part s’ha de lliurar al Github</text:p>
        </text:list-item>
        <text:list-item>
          <text:p text:style-name="P27"><text:span text:style-name="T10">É</text:span><text:span text:style-name="T8">s indispensable superar </text:span><text:span text:style-name="T9">per separat les tres parts d’aquesta prova.</text:span></text:p>
        </text:list-item>
      </text:list>
      <text:p text:style-name="P10"/>
      <text:p text:style-name="P11"/>
      <text:p text:style-name="P18"/>
      <text:p text:style-name="P19"/>
      <text:p text:style-name="P17">Part 1: <text:s/><text:span text:style-name="T6">Refactoring</text:span></text:p>
      <text:p text:style-name="P4">Donat el següent codi, heu d'aplicar les regles de codi net i de refactoring per tal de millorar el codi <text:span text:style-name="T12">(s’ha de lliurar la versió millorada, i és el codi que fareu servir a les parts següents)</text:span>.</text:p>
      <text:p text:style-name="P4"/>
      <table:table table:name="Taula1" table:style-name="Taula1">
        <table:table-column table:style-name="Taula1.A"/>
        <table:table-row>
          <table:table-cell table:style-name="Taula1.A1" office:value-type="string">
            <text:p text:style-name="P24">import java.io.*;</text:p>
            <text:p text:style-name="P24"/>
            <text:p text:style-name="P24"><text:s/></text:p>
            <text:p text:style-name="P24">public class p{</text:p>
            <text:p text:style-name="P24"><text:s text:c="2"/>public static void main(String[] args) throws IOException {</text:p>
            <text:p text:style-name="P24"><text:tab/> <text:s/>BufferedReader reader = new BufferedReader(new InputStreamReader(System.in));</text:p>
            <text:p text:style-name="P24"><text:s text:c="6"/></text:p>
            <text:p text:style-name="P24"><text:s text:c="7"/>char [] string=new char[15];</text:p>
            <text:p text:style-name="P24"><text:s text:c="8"/>int i,xyz=0,n=0,contador=1;</text:p>
            <text:p text:style-name="P24"><text:s text:c="8"/></text:p>
            <text:p text:style-name="P24"><text:s text:c="8"/>System.out.printf("Diguem una paraula?\n");</text:p>
            <text:p text:style-name="P24"><text:s text:c="8"/></text:p>
            <text:p text:style-name="P24"><text:s text:c="8"/>string=reader.readLine().toCharArray();</text:p>
            <text:p text:style-name="P24"><text:s text:c="8"/></text:p>
            <text:p text:style-name="P24"><text:s text:c="8"/>for (i=0;string.length&gt;i-2;i++){</text:p>
            <text:p text:style-name="P24"><text:s text:c="12"/>if (string[i]=='a'){</text:p>
            <text:p text:style-name="P24"><text:s text:c="16"/>xyz++;</text:p>
            <text:p text:style-name="P24"><text:s text:c="16"/>if (xyz&gt;=3){ <text:s text:c="3"/></text:p>
            <text:p text:style-name="P24"><text:s text:c="20"/>System.out.printf("el %s conte %d a",string,xyz);</text:p>
            <text:p text:style-name="P24"><text:s text:c="20"/>break;</text:p>
            <text:p text:style-name="P24"><text:s text:c="16"/>}</text:p>
            <text:p text:style-name="P24"><text:s text:c="12"/>}</text:p>
            <text:p text:style-name="P24"><text:s text:c="12"/>if (string[i]=='e'){</text:p>
            <text:p text:style-name="P24"><text:s text:c="16"/>n++;</text:p>
            <text:p text:style-name="P24"><text:s text:c="16"/>if (xyz&gt;=3){ <text:s text:c="3"/></text:p>
            <text:p text:style-name="P24"><text:s text:c="20"/>System.out.printf("el %s conte %d e",string,xyz);</text:p>
            <text:p text:style-name="P24"><text:s text:c="19"/>break;</text:p>
            <text:p text:style-name="P24"><text:s text:c="7"/>} <text:s text:c="11"/>}</text:p>
            <text:p text:style-name="P24"><text:s text:c="12"/>if (string[i]=='i'){</text:p>
            <text:p text:style-name="P24"><text:tab/><text:tab/><text:tab/><text:tab/>xyz++;</text:p>
            <text:p text:style-name="P24"><text:tab/><text:tab/><text:tab/><text:tab/>if(xyz&gt;=3){</text:p>
            <text:p text:style-name="P24"><text:tab/><text:tab/><text:tab/><text:tab/>System.out.printf("el nom de %s conte %d i",string,xyz);</text:p>
            <text:p text:style-name="P24"><text:tab/><text:tab/><text:tab/><text:tab/>break;</text:p>
            <text:p text:style-name="P24"><text:tab/><text:tab/><text:tab/><text:tab/>}</text:p>
            <text:p text:style-name="P24"><text:soft-page-break/><text:tab/><text:tab/><text:tab/>}</text:p>
            <text:p text:style-name="P24"><text:s text:c="12"/>if (string[i]=='o'){</text:p>
            <text:p text:style-name="P24"><text:tab/><text:tab/><text:tab/><text:tab/>xyz++;</text:p>
            <text:p text:style-name="P24"><text:tab/><text:tab/><text:tab/><text:tab/>if(xyz&gt;=3){</text:p>
            <text:p text:style-name="P24"><text:tab/><text:tab/><text:tab/><text:tab/>System.out.printf("el nom de %s conte %d o",string,xyz);</text:p>
            <text:p text:style-name="P24"><text:tab/><text:tab/><text:tab/><text:tab/>break;</text:p>
            <text:p text:style-name="P24"><text:tab/><text:tab/><text:tab/><text:tab/>}</text:p>
            <text:p text:style-name="P24"><text:tab/><text:tab/><text:tab/>}</text:p>
            <text:p text:style-name="P24"><text:tab/><text:tab/><text:tab/>if (string[i]=='u'){</text:p>
            <text:p text:style-name="P24"><text:tab/><text:tab/><text:tab/><text:tab/>xyz++;</text:p>
            <text:p text:style-name="P24"><text:tab/><text:tab/><text:tab/><text:tab/>if(xyz&gt;=3){</text:p>
            <text:p text:style-name="P24"><text:tab/><text:tab/><text:tab/><text:tab/>System.out.printf("el nom de %s conte %d u",string,xyz);</text:p>
            <text:p text:style-name="P24"><text:tab/><text:tab/><text:tab/><text:tab/>break;</text:p>
            <text:p text:style-name="P24"><text:tab/><text:tab/><text:tab/><text:tab/>}</text:p>
            <text:p text:style-name="P24"><text:tab/><text:tab/><text:tab/>}</text:p>
            <text:p text:style-name="P24"><text:s text:c="8"/>}</text:p>
            <text:p text:style-name="P24"/>
            <text:p text:style-name="P24">}}</text:p>
          </table:table-cell>
        </table:table-row>
      </table:table>
      <text:p text:style-name="P4"/>
      <text:p text:style-name="P4"/>
      <text:p text:style-name="P6"/>
      <text:p text:style-name="P16">Contesta a les següents qüestions:</text:p>
      <text:list xml:id="list2231552234" text:style-name="L2">
        <text:list-item>
          <text:p text:style-name="P29">Patró de reanomenar. <text:s/>Quins canvis heu realitzat en el reanomenament de variables i mètodes. Justifiqueu cada canvi de nom.</text:p>
          <text:p text:style-name="P37"><text:span text:style-name="T7">He </text:span><text:span text:style-name="T17">renombrado </text:span><text:span text:style-name="T18">cada variable de contadores para que cada vocal tenga su propio contador, he renombrado la variable “string” por “</text:span><text:span text:style-name="T19">palabra</text:span><text:span text:style-name="T18">”, para que sea mas claro a la vista de cualquier programador,</text:span><text:span text:style-name="T20">luego he agregado 3 metodos, el metodo (compararcaracteres) que lo que hace es comparar todos los caracteres introducidos por el usuario, luego el (getpalabra) que lo que hace es preguntar al usuario y devolver la respuesta en variable, y por ultimo (verinfo) que lo que hace es printear loq eu hay dentro de las arrays de caracteres.</text:span></text:p>
          <text:p text:style-name="P38"/>
        </text:list-item>
        <text:list-item>
          <text:p text:style-name="P29">Patró d'extracció de constants. Heu detectats algunes constants? Com les heu anomenat?</text:p>
          <text:p text:style-name="P32">- La array de carracteres es una constante por que pase lo que pase en codigo los espacios siempre seran 15 (16).</text:p>
          <text:p text:style-name="P33"/>
        </text:list-item>
        <text:list-item>
          <text:p text:style-name="P29">Patró d'extracció de funcions. Alhora de definir les funcions heu:</text:p>
          <text:list>
            <text:list-item>
              <text:p text:style-name="P30">El nom de les funcions és un verb i descriu de manera inequívoca el que fa la funció.<text:span text:style-name="T8"> </text:span><text:span text:style-name="T11">La funcion</text:span><text:span text:style-name="T21"> (compararcaracteres) que lo que hace es comparar todos los caracteres introducidos por el usuario guardados anterior mente en una array de caracteres, luego el (getpalabra) que lo que hace es preguntar al usuario y devolver la respuesta en variable, que luego es recibida en el main y se inserta en la array de caracteres y por ultimo (verinfo) que lo que hace es printear lo qeu hay dentro de las arrays de caracteres.</text:span></text:p>
            </text:list-item>
            <text:list-item>
              <text:p text:style-name="P29">Tingut en compte el principi de responsabilitat única. Les funcions que heu creat fan només una sola cosa? Comenteu / fixeu-vos per a cada funció si passa això.</text:p>
            </text:list-item>
          </text:list>
        </text:list-item>
      </text:list>
      <text:list xml:id="list1657310890" text:style-name="L3">
        <text:list-item>
          <text:list>
            <text:list-item>
              <text:p text:style-name="P34">Compararcaracteres() → <text:span text:style-name="T23">L</text:span><text:span text:style-name="T22">o que hace es comparar todos los caracteres introducidos por el usuario guardados anterior mente en una array de caracteres</text:span></text:p>
            </text:list-item>
            <text:list-item>
              <text:p text:style-name="P34">getpalabra() → <text:span text:style-name="T23">L</text:span><text:span text:style-name="T22">o que hace es preguntar al usuario y devolver la respuesta en variable, que luego es recibida en el main y se inserta en la array de caracteres</text:span></text:p>
            </text:list-item>
            <text:list-item>
              <text:p text:style-name="P34">verinfo() → <text:span text:style-name="T23">L</text:span><text:span text:style-name="T22">o que hace es printear lo qeu hay dentro de las arrays de caracteres.</text:span></text:p>
            </text:list-item>
          </text:list>
        </text:list-item>
      </text:list>
      <text:list xml:id="list174220174007264" text:continue-list="list2231552234" text:style-name="L2">
        <text:list-item>
          <text:list>
            <text:list-item>
              <text:p text:style-name="P29">El nombre d'arguments és el menor, tendint a 0 o màxim 2.</text:p>
              <text:p text:style-name="P35">Solo estoy pasando 1 arcumento</text:p>
            </text:list-item>
            <text:list-item>
              <text:p text:style-name="P29">No passeu cap argument de tipus boolean (flag)</text:p>
              <text:p text:style-name="P35"><text:soft-page-break/>El el programa no se pasan argumentos de tipo booleano</text:p>
            </text:list-item>
          </text:list>
        </text:list-item>
        <text:list-item>
          <text:p text:style-name="P29">Formatat del fitxer.</text:p>
          <text:list>
            <text:list-item>
              <text:p text:style-name="P29">S'ha reduït el nombre de línies de l'arxiu.</text:p>
              <text:p text:style-name="P35">No por que el programa ha sido dotado de funciones,comentarios, lo cual causa que las lineas de codigo sean mas largas.</text:p>
            </text:list-item>
            <text:list-item>
              <text:p text:style-name="P29">Format vertical. <text:s/></text:p>
              <text:list>
                <text:list-item>
                  <text:p text:style-name="P29">Trossos de codi similars separats per blancs.</text:p>
                </text:list-item>
                <text:list-item>
                  <text:p text:style-name="P29">Densitat vertical, el codi es llegeix fàcilment.</text:p>
                </text:list-item>
              </text:list>
            </text:list-item>
            <text:list-item>
              <text:p text:style-name="P29">Format horitzontal. <text:s/></text:p>
              <text:list>
                <text:list-item>
                  <text:p text:style-name="P29">Identat.</text:p>
                  <text:p text:style-name="P35">He indexado el codigo de manera correcta y leible.</text:p>
                </text:list-item>
                <text:list-item>
                  <text:p text:style-name="P29">Densitat horitzontal. Cada línia fa una sola cosa.</text:p>
                </text:list-item>
                <text:list-item>
                  <text:p text:style-name="P29">Els operadors han de ser significatius.</text:p>
                </text:list-item>
              </text:list>
            </text:list-item>
          </text:list>
        </text:list-item>
        <text:list-item>
          <text:p text:style-name="P29">Optimització codi.</text:p>
          <text:list>
            <text:list-item>
              <text:p text:style-name="P29">Heu eliminat línies redundants. Comenta quines i perquè.</text:p>
              <text:p text:style-name="P35">No vale la pena y es una guarrada escribir un print en cada if cuando lo puedes hacer con una funcion y invocarla cada vez que la necesites</text:p>
            </text:list-item>
            <text:list-item>
              <text:p text:style-name="P29">Heu eliminat variables usades de més. Comenta quines variables i perquè.</text:p>
              <text:p text:style-name="P35">La variable «n» y la variable «xyn» han sido eliminadas ya que funcionaban como contador però hay una variable que ya hace de contador que se llama «contador» entonces no tiene sentido tener 2.</text:p>
            </text:list-item>
            <text:list-item>
              <text:p text:style-name="P29">Realitzat alguna millora per tal de ser més eficient. Comenta el canvi.</text:p>
              <text:p text:style-name="P36"><text:span text:style-name="T28">He añadido funciones para que el codigo se vea mas limpio y funcione mejor, ademas de declarar algunas variables como «static» y he cambiado el for de «</text:span><text:span text:style-name="T25">(</text:span><text:span text:style-name="T24">i</text:span><text:span text:style-name="T25">=</text:span><text:span text:style-name="T26">0</text:span><text:span text:style-name="T25">;</text:span><text:span text:style-name="T24">string</text:span><text:span text:style-name="T25">.</text:span><text:span text:style-name="T27">length</text:span><text:span text:style-name="T25">&gt;</text:span><text:span text:style-name="T24">i</text:span><text:span text:style-name="T25">-</text:span><text:span text:style-name="T26">2</text:span><text:span text:style-name="T25">;</text:span><text:span text:style-name="T24">i</text:span><text:span text:style-name="T25">++)</text:span><text:span text:style-name="T28">» a «</text:span><text:span text:style-name="T25">(</text:span><text:span text:style-name="T24">i</text:span><text:span text:style-name="T25"> = </text:span><text:span text:style-name="T26">0</text:span><text:span text:style-name="T25"> ;</text:span><text:span text:style-name="T24">i</text:span><text:span text:style-name="T25"> &lt; </text:span><text:span text:style-name="T24">palabra</text:span><text:span text:style-name="T25">.</text:span><text:span text:style-name="T27">length</text:span><text:span text:style-name="T25"> ; </text:span><text:span text:style-name="T24">i</text:span><text:span text:style-name="T25">++)</text:span><text:span text:style-name="T28">».</text:span></text:p>
            </text:list-item>
          </text:list>
        </text:list-item>
      </text:list>
      <text:p text:style-name="P19"/>
      <text:p text:style-name="P17">Part 2: Comentaris amb sentit.</text:p>
      <text:p text:style-name="P20"><text:span text:style-name="T16">Exercici 1: Javadoc</text:span>.</text:p>
      <text:p text:style-name="P23"><text:span text:style-name="T16">F</text:span>es una breu explicació de què és Javadoc, i les seves principals etiquetes.</text:p>
      <text:p text:style-name="P21">Javadoc es utilizado para la generacion de documentacion de APIs HTML apartir del codigo fuente JAVA.</text:p>
      <text:list xml:id="list2008116015" text:style-name="L4">
        <text:list-item>
          <text:p text:style-name="P40"><text:span text:style-name="Emphasis"><text:span text:style-name="T29">@author</text:span></text:span><text:span text:style-name="T29">: indica el autor de la clase o método.</text:span></text:p>
        </text:list-item>
        <text:list-item>
          <text:p text:style-name="P41"><text:span text:style-name="Emphasis"><text:span text:style-name="T30">{@code}</text:span></text:span><text:span text:style-name="T30">: incluye en el comentario un trozo de código que se formatea de forma especial.</text:span></text:p>
        </text:list-item>
        <text:list-item>
          <text:p text:style-name="P41"><text:span text:style-name="Emphasis"><text:span text:style-name="T30">{@docRoot}</text:span></text:span><text:span text:style-name="T30">: incluye una ruta relativa al directorio raíz donde se genera la documentación.</text:span></text:p>
        </text:list-item>
        <text:list-item>
          <text:p text:style-name="P41"><text:span text:style-name="Emphasis"><text:span text:style-name="T30">@deprecated</text:span></text:span><text:span text:style-name="T30">: indica que un método ha quedado obsoleto, se desaconseja su uso y puede que en futuras versiones desaparezca.</text:span></text:p>
        </text:list-item>
        <text:list-item>
          <text:p text:style-name="P41"><text:span text:style-name="Emphasis"><text:span text:style-name="T30">@exception</text:span></text:span><text:span text:style-name="T30">: es sinónima de throws.</text:span></text:p>
        </text:list-item>
        <text:list-item>
          <text:p text:style-name="P41"><text:span text:style-name="Emphasis"><text:span text:style-name="T30">{@inheritDoc}</text:span></text:span><text:span text:style-name="T30">: hereda el comentario Javadoc de la clase o método superior en la jerarquía de clases.</text:span></text:p>
        </text:list-item>
        <text:list-item>
          <text:p text:style-name="P41"><text:span text:style-name="Emphasis"><text:span text:style-name="T30">{@link}</text:span></text:span><text:span text:style-name="T30">: incluye un enlace a otra sección de la documentación, método o clase.</text:span></text:p>
        </text:list-item>
        <text:list-item>
          <text:p text:style-name="P41"><text:span text:style-name="Emphasis"><text:span text:style-name="T30">{@linkplain}</text:span></text:span><text:span text:style-name="T30">: es idéntica a @link pero el enlace es un texto plano.</text:span></text:p>
        </text:list-item>
        <text:list-item>
          <text:p text:style-name="P41"><text:span text:style-name="Emphasis"><text:span text:style-name="T30">{@literal}</text:span></text:span><text:span text:style-name="T30">: muestra un texto sin interpretar el texto como HTML.</text:span></text:p>
        </text:list-item>
        <text:list-item>
          <text:p text:style-name="P41"><text:span text:style-name="Emphasis"><text:span text:style-name="T30">@param</text:span></text:span><text:span text:style-name="T30">: documenta un parámetro de un método.</text:span></text:p>
        </text:list-item>
        <text:list-item>
          <text:p text:style-name="P41"><text:span text:style-name="Emphasis"><text:span text:style-name="T30">@return</text:span></text:span><text:span text:style-name="T30">: documenta el valor de retorno de un método.</text:span></text:p>
        </text:list-item>
        <text:list-item>
          <text:p text:style-name="P41"><text:span text:style-name="Emphasis"><text:span text:style-name="T30">@see</text:span></text:span><text:span text:style-name="T30">: incluye un enlace con documentación adicional en la sección final de la documentación.</text:span></text:p>
        </text:list-item>
        <text:list-item>
          <text:p text:style-name="P41"><text:span text:style-name="Emphasis"><text:span text:style-name="T30">@serial</text:span></text:span></text:p>
        </text:list-item>
        <text:list-item>
          <text:p text:style-name="P41"><text:span text:style-name="Emphasis"><text:span text:style-name="T30">@serialData</text:span></text:span></text:p>
        </text:list-item>
        <text:list-item>
          <text:p text:style-name="P41"><text:span text:style-name="Emphasis"><text:span text:style-name="T30">@serialField</text:span></text:span></text:p>
        </text:list-item>
        <text:list-item>
          <text:p text:style-name="P41"><text:span text:style-name="Emphasis"><text:span text:style-name="T30">@since</text:span></text:span><text:span text:style-name="T30">: indica a partir de que versión de la API fue incluida la clase o método.</text:span></text:p>
        </text:list-item>
        <text:list-item>
          <text:p text:style-name="P41"><text:span text:style-name="Emphasis"><text:span text:style-name="T30">@throws</text:span></text:span><text:span text:style-name="T30">: documenta una posible excepción que puede ser lanzada por el método.</text:span></text:p>
        </text:list-item>
        <text:list-item>
          <text:p text:style-name="P41"><text:span text:style-name="Emphasis"><text:span text:style-name="T30">{@value}</text:span></text:span><text:span text:style-name="T30">: muestra el valor de un campo estático.</text:span></text:p>
        </text:list-item>
        <text:list-item>
          <text:p text:style-name="P41"><text:span text:style-name="Emphasis"><text:span text:style-name="T30">@version</text:span></text:span><text:span text:style-name="T30">: para documentar la versión de cuando se hizo </text:span><text:span text:style-name="Emphasis"><text:span text:style-name="T30">checkout</text:span></text:span><text:span text:style-name="T30"> del sistema de control de versiones.</text:span></text:p>
        </text:list-item>
      </text:list>
      <text:p text:style-name="P20"><text:span text:style-name="T16">Exercici 2: </text:span>Generant documentació.</text:p>
      <text:p text:style-name="P22"><text:span text:style-name="T12">F</text:span>arciu de comentaris <text:span text:style-name="T12">el codi que heu modificat de la part anterior per </text:span>generar amb Javadoc la documentació HTML. <text:s/><text:span text:style-name="T12">Heu de lliurar la documentació generada.</text:span></text:p>
      <text:p text:style-name="P4"><text:a xlink:type="simple" xlink:href="https://github.com/nessx/Programacion-1/tree/master/RECUPERACION%20M5/UF2" text:style-name="Internet_20_link" text:visited-style-name="Visited_20_Internet_20_Link">https://github.com/nessx/Programacion-1/tree/master/RECUPERACION%20M5/UF2</text:a> </text:p>
      <text:p text:style-name="P4"/>
      <text:p text:style-name="P4"/>
      <text:p text:style-name="P4"/>
      <text:p text:style-name="P4"/>
      <text:p text:style-name="P4"/>
      <text:p text:style-name="P4"/>
      <text:p text:style-name="P8"><text:soft-page-break/></text:p>
      <text:p text:style-name="P19">Part 3: Proves unitàries.</text:p>
      <text:p text:style-name="P7">Exercici 1</text:p>
      <text:p text:style-name="P5">Fes el diagrama de flux d’execució del programa. <text:s/>Dissenya ara un joc de proves per tenir un 100% de cobertura.</text:p>
      <text:p text:style-name="P5"><draw:frame draw:style-name="fr1" draw:name="Imagen1" text:anchor-type="char" svg:width="13.494cm" svg:height="12.958cm" draw:z-index="7"><draw:image xlink:href="Pictures/10000201000007E400000794DE46ECAA54ACA82C.png" xlink:type="simple" xlink:show="embed" xlink:actuate="onLoad" loext:mime-type="image/png"/></draw:frame></text:p>
      <text:p text:style-name="P7">Exercici 2</text:p>
      <text:p text:style-name="P5">Fes <text:span text:style-name="T12">servir </text:span><text:span text:style-name="T9">junit</text:span><text:span text:style-name="T12"> per implementar el teu joc de proves. <text:s/>Heu de lliurar el codi amb junit.</text:span></text:p>
      <text:p text:style-name="P4"/>
      <text:p text:style-name="P4"/>
      <text:p text:style-name="P4"/>
      <text:p text:style-name="P4"/>
      <text:p text:style-name="P4"/>
      <text:p text:style-name="P4"/>
      <text:p text:style-name="P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nsolas" svg:font-family="Consolas, 'Courier New', monospace"/>
    <style:font-face style:name="OpenSymbol" svg:font-family="OpenSymbol"/>
    <style:font-face style:name="PT Serif" svg:font-family="'PT Serif', 'Times New Roman', Times, serif"/>
    <style:font-face style:name="Tahoma2" svg:font-family="Tahoma"/>
    <style:font-face style:name="Courier New" svg:font-family="'Courier New'" style:font-family-generic="modern"/>
    <style:font-face style:name="CompactPlain" svg:font-family="CompactPlain, 'Times New Roman'" style:font-family-generic="roman"/>
    <style:font-face style:name="Arial1" svg:font-family="Arial" style:font-family-generic="swiss"/>
    <style:font-face style:name="Courier New1" svg:font-family="'Courier New'" style:font-family-generic="modern" style:font-pitch="fixed"/>
    <style:font-face style:name="Liberation Mono" svg:font-family="'Liberation Mono'" style:font-family-generic="modern" style:font-pitch="fixed"/>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a" fo:country="ES"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ca" fo:country="E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orphans="2" fo:widows="2" style:writing-mode="lr-tb"/>
      <style:text-properties fo:color="#000000" style:font-name="CompactPlain" fo:font-family="CompactPlain, 'Times New Roman'" style:font-family-generic="roman" fo:font-size="11pt" fo:language="ca" fo:country="E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language-complex="ar" style:country-complex="SA" style:font-weight-complex="bold"/>
    </style:style>
    <style:style style:name="Text_20_body" style:display-name="Text body" style:family="paragraph" style:parent-style-name="Standard" style:class="text">
      <style:text-properties fo:color="#000000" style:font-name="Arial" fo:font-family="Arial" style:font-family-generic="swiss" style:font-pitch="variable" fo:font-size="10pt" fo:language="es" fo:country="ES" style:font-size-asian="10pt" style:font-name-complex="Arial" style:font-family-complex="Arial" style:font-family-generic-complex="swiss" style:font-pitch-complex="variable"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Heading_20_1" style:display-name="Heading 1" style:family="paragraph" style:parent-style-name="Standard" style:next-style-name="Standard" style:class="text">
      <style:paragraph-properties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2" style:display-name="Heading 2" style:family="paragraph" style:parent-style-name="Standard" style:next-style-name="Standard" style:class="text">
      <style:paragraph-properties fo:keep-with-next="always"/>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3" style:display-name="Heading 3" style:family="paragraph" style:parent-style-name="Standard" style:next-style-name="Standard" style:class="text">
      <style:paragraph-properties fo:margin-top="0.106cm" fo:margin-bottom="0cm" loext:contextual-spacing="false" fo:keep-with-next="always"/>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9pt" style:font-weight-complex="normal"/>
    </style:style>
    <style:style style:name="Heading_20_4" style:display-name="Heading 4" style:family="paragraph" style:parent-style-name="Standard" style:next-style-name="Standard" style:class="text">
      <style:paragraph-properties fo:margin-top="0.106cm" fo:margin-bottom="0cm" loext:contextual-spacing="false" fo:keep-with-next="always">
        <style:tab-stops>
          <style:tab-stop style:position="0.25cm"/>
        </style:tab-stops>
      </style:paragraph-properties>
      <style:text-properties style:font-name="Arial" fo:font-family="Arial" style:font-family-generic="swiss" style:font-pitch="variable" style:text-underline-style="solid" style:text-underline-width="auto" style:text-underline-color="font-color" style:font-name-complex="Arial" style:font-family-complex="Arial" style:font-family-generic-complex="swiss" style:font-pitch-complex="variable" style:font-weight-complex="normal"/>
    </style:style>
    <style:style style:name="Heading_20_5" style:display-name="Heading 5" style:family="paragraph" style:parent-style-name="Standard" style:next-style-name="Standard" style:class="text">
      <style:paragraph-properties fo:text-align="justify" style:justify-single-word="false" fo:keep-with-next="always">
        <style:tab-stops>
          <style:tab-stop style:position="0.25cm"/>
        </style:tab-stops>
      </style:paragraph-properties>
      <style:text-properties style:font-name="Arial" fo:font-family="Arial" style:font-family-generic="swiss" style:font-pitch="variable" fo:font-size="10pt" fo:language="en" fo:country="GB" style:font-size-asian="10pt" style:font-name-complex="Arial" style:font-family-complex="Arial" style:font-family-generic-complex="swiss" style:font-pitch-complex="variable" style:font-weight-complex="normal"/>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loext:contextual-spacing="false" fo:line-height="100%" fo:text-align="justify" style:justify-single-word="false" fo:text-indent="0cm" style:auto-text-indent="false"/>
      <style:text-properties style:font-name="Arial" fo:font-family="Arial" style:font-family-generic="swiss" style:font-pitch="variable" fo:font-size="10pt" fo:language="es" fo:country="ES" fo:font-weight="normal" style:font-size-asian="10pt" style:font-weight-asian="normal" style:font-size-complex="10pt" style:font-weight-complex="normal"/>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loext:contextual-spacing="false" fo:line-height="100%" fo:text-align="justify" style:justify-single-word="false" fo:text-indent="0cm" style:auto-text-indent="false"/>
      <style:text-properties style:font-name="Arial" fo:font-family="Arial" style:font-family-generic="swiss" style:font-pitch="variable" fo:font-size="9pt" fo:language="es" fo:country="ES" fo:font-style="italic" fo:font-weight="normal" style:font-size-asian="9pt" style:font-style-asian="italic" style:font-weight-asian="normal" style:font-size-complex="10pt" style:font-weight-complex="normal"/>
    </style:style>
    <style:style style:name="List" style:family="paragraph" style:parent-style-name="Text_20_body" style:class="list">
      <style:text-properties style:font-name-complex="Tahoma2"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paragraph-properties>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Estilo1" style:family="paragraph" style:parent-style-name="Standard">
      <style:paragraph-properties fo:keep-together="auto"/>
    </style:style>
    <style:style style:name="Texto_20_independiente_20_2" style:display-name="Texto independiente 2" style:family="paragraph" style:parent-style-name="Standard">
      <style:paragraph-properties fo:line-height="100%" fo:text-align="justify" style:justify-single-word="false"/>
      <style:text-properties fo:color="#000000" style:font-name="Tahoma" fo:font-family="Tahoma" style:font-family-generic="swiss" style:font-pitch="variable" fo:font-size="12pt" fo:font-weight="normal" style:font-size-asian="12pt" style:font-weight-asian="normal" style:font-size-complex="10pt" style:font-weight-complex="normal"/>
    </style:style>
    <style:style style:name="Texto_20_independiente_20_3" style:display-name="Texto independiente 3" style:family="paragraph" style:parent-style-name="Standard">
      <style:paragraph-properties fo:line-height="100%"/>
      <style:text-properties fo:color="#000000" style:font-name="Arial" fo:font-family="Arial" style:font-family-generic="swiss" style:font-pitch="variable" fo:font-size="12pt" fo:font-weight="normal" style:font-size-asian="12pt" style:font-weight-asian="normal" style:font-name-complex="Arial" style:font-family-complex="Arial" style:font-family-generic-complex="swiss" style:font-pitch-complex="variable" style:font-size-complex="12pt" style:font-weight-complex="normal"/>
    </style:style>
    <style:style style:name="Normal_20__28_Web_29_" style:display-name="Normal (Web)" style:family="paragraph" style:parent-style-name="Standard">
      <style:paragraph-properties fo:margin-top="0.176cm" fo:margin-bottom="0.176cm" loext:contextual-spacing="false" fo:line-height="100%"/>
      <style:text-properties style:font-name="Arial" fo:font-family="Arial" style:font-family-generic="swiss" style:font-pitch="variable" fo:font-size="12pt" fo:language="es" fo:country="ES" fo:font-weight="normal" style:font-size-asian="12pt" style:font-weight-asian="normal" style:font-size-complex="12pt" style:font-weight-complex="normal"/>
    </style:style>
    <style:style style:name="Default" style:family="paragraph">
      <style:paragraph-properties fo:orphans="2" fo:widows="2" style:text-autospace="none"/>
      <style:text-properties fo:color="#000000" style:font-name="Arial" fo:font-family="Arial" style:font-family-generic="swiss" style:font-pitch="variable" fo:font-size="12pt" fo:language="es" fo:country="ES"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WW8Num4z0" style:family="text">
      <style:text-properties style:font-name="Wingdings" fo:font-family="Wingdings"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charset="x-symbol"/>
    </style:style>
    <style:style style:name="WW8Num6z0" style:family="text">
      <style:text-properties style:font-name="Wingdings" fo:font-family="Wingdings" style:font-pitch="variable" style:font-charset="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charset="x-symbol"/>
    </style:style>
    <style:style style:name="WW8Num11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style>
    <style:style style:name="WW8Num11z3" style:family="text">
      <style:text-properties style:font-name="Symbol" fo:font-family="Symbol" style:font-family-generic="roman" style:font-pitch="variable" style:font-charset="x-symbol"/>
    </style:style>
    <style:style style:name="WW8Num16z0" style:family="text">
      <style:text-properties style:font-name="Sylfaen" fo:font-family="Sylfaen" style:font-family-generic="roman" style:font-pitch="variable"/>
    </style:style>
    <style:style style:name="WW8Num17z0" style:family="text">
      <style:text-properties style:font-name="Wingdings" fo:font-family="Wingdings" style:font-pitch="variable" style:font-charset="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charset="x-symbol"/>
    </style:style>
    <style:style style:name="WW8Num20z0" style:family="text">
      <style:text-properties style:font-name="Wingdings" fo:font-family="Wingdings" style:font-pitch="variable" style:font-charset="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3" style:family="text">
      <style:text-properties style:font-name="Symbol" fo:font-family="Symbol" style:font-family-generic="roman" style:font-pitch="variable" style:font-charset="x-symbol"/>
    </style:style>
    <style:style style:name="Fuente_20_de_20_párrafo_20_predeter." style:display-name="Fuente de párrafo predeter." style:family="text"/>
    <style:style style:name="WW8Num13z3" style:family="text">
      <style:text-properties style:font-name="Symbol" fo:font-family="Symbol" style:font-family-generic="roman" style:font-pitch="variable" style:font-charset="x-symbo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1.249cm"/>
      </text:outline-level-style>
      <text:outline-level-style text:level="2" style:num-suffix="." style:num-format="1" text:display-levels="2">
        <style:list-level-properties text:space-before="1.249cm" text:min-label-width="1.249cm"/>
      </text:outline-level-style>
      <text:outline-level-style text:level="3" style:num-suffix="." style:num-format="1" text:display-levels="3">
        <style:list-level-properties text:space-before="2.498cm" text:min-label-width="1.249cm"/>
      </text:outline-level-style>
      <text:outline-level-style text:level="4" style:num-suffix="." style:num-format="1" text:display-levels="4">
        <style:list-level-properties text:space-before="3.746cm" text:min-label-width="1.249cm"/>
      </text:outline-level-style>
      <text:outline-level-style text:level="5" style:num-suffix="." style:num-format="1" text:display-levels="5">
        <style:list-level-properties text:space-before="4.995cm" text:min-label-width="1.249cm"/>
      </text:outline-level-style>
      <text:outline-level-style text:level="6" style:num-suffix="." style:num-format="1" text:display-levels="6">
        <style:list-level-properties text:space-before="6.244cm" text:min-label-width="1.249cm"/>
      </text:outline-level-style>
      <text:outline-level-style text:level="7" style:num-suffix="." style:num-format="1" text:display-levels="7">
        <style:list-level-properties text:space-before="7.493cm" text:min-label-width="1.249cm"/>
      </text:outline-level-style>
      <text:outline-level-style text:level="8" style:num-suffix="." style:num-format="1" text:display-levels="8">
        <style:list-level-properties text:space-before="8.742cm" text:min-label-width="1.249cm"/>
      </text:outline-level-style>
      <text:outline-level-style text:level="9" style:num-suffix="." style:num-format="1" text:display-levels="9">
        <style:list-level-properties text:space-before="9.991cm" text:min-label-width="1.249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min-label-width="1.249cm"/>
      </text:list-level-style-number>
      <text:list-level-style-number text:level="2" style:num-suffix="." style:num-format="1" text:display-levels="2">
        <style:list-level-properties text:space-before="1.249cm" text:min-label-width="1.249cm"/>
      </text:list-level-style-number>
      <text:list-level-style-number text:level="3" style:num-suffix="." style:num-format="1" text:display-levels="3">
        <style:list-level-properties text:space-before="2.498cm" text:min-label-width="1.249cm"/>
      </text:list-level-style-number>
      <text:list-level-style-number text:level="4" style:num-suffix="." style:num-format="1" text:display-levels="4">
        <style:list-level-properties text:space-before="3.746cm" text:min-label-width="1.249cm"/>
      </text:list-level-style-number>
      <text:list-level-style-number text:level="5" style:num-suffix="." style:num-format="1" text:display-levels="5">
        <style:list-level-properties text:space-before="4.995cm" text:min-label-width="1.249cm"/>
      </text:list-level-style-number>
      <text:list-level-style-number text:level="6" style:num-suffix="." style:num-format="1" text:display-levels="6">
        <style:list-level-properties text:space-before="6.244cm" text:min-label-width="1.249cm"/>
      </text:list-level-style-number>
      <text:list-level-style-number text:level="7" style:num-suffix="." style:num-format="1" text:display-levels="7">
        <style:list-level-properties text:space-before="7.493cm" text:min-label-width="1.249cm"/>
      </text:list-level-style-number>
      <text:list-level-style-number text:level="8" style:num-suffix="." style:num-format="1" text:display-levels="8">
        <style:list-level-properties text:space-before="8.742cm" text:min-label-width="1.249cm"/>
      </text:list-level-style-number>
      <text:list-level-style-number text:level="9" style:num-suffix="." style:num-format="1" text:display-levels="9">
        <style:list-level-properties text:space-before="9.991cm" text:min-label-width="1.249cm"/>
      </text:list-level-style-number>
      <text:list-level-style-number text:level="10" style:num-suffix="." style:num-format="1">
        <style:list-level-properties text:space-before="6.35cm" text:min-label-width="0.635cm"/>
      </text:list-level-style-number>
    </text:list-style>
    <text:list-style style:name="WW8Num2">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3">
      <text:list-level-style-number text:level="1" style:num-suffix="." style:num-format="1" text:start-value="3">
        <style:list-level-properties text:min-label-width="0.635cm"/>
      </text:list-level-style-number>
      <text:list-level-style-number text:level="2" style:num-suffix="." style:num-format="1" text:display-levels="2">
        <style:list-level-properties text:space-before="0.635cm" text:min-label-width="1.27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0.635cm" text:min-label-width="0.635cm"/>
        <style:text-properties style:font-name="Wingdings"/>
      </text:list-level-style-bullet>
      <text:list-level-style-bullet text:level="2" text:style-name="WW8Num4z1" text:bullet-char="o">
        <style:list-level-properties text:space-before="1.905cm" text:min-label-width="0.635cm"/>
        <style:text-properties style:font-name="Courier New1"/>
      </text:list-level-style-bullet>
      <text:list-level-style-bullet text:level="3" text:style-name="WW8Num4z0" text:bullet-char="">
        <style:list-level-properties text:space-before="3.175cm" text:min-label-width="0.635cm"/>
        <style:text-properties style:font-name="Wingdings"/>
      </text:list-level-style-bullet>
      <text:list-level-style-bullet text:level="4" text:style-name="WW8Num4z3"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style:font-name="Courier New1"/>
      </text:list-level-style-bullet>
      <text:list-level-style-bullet text:level="6" text:style-name="WW8Num4z0" text:bullet-char="">
        <style:list-level-properties text:space-before="6.985cm" text:min-label-width="0.635cm"/>
        <style:text-properties style:font-name="Wingdings"/>
      </text:list-level-style-bullet>
      <text:list-level-style-bullet text:level="7" text:style-name="WW8Num4z3"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style:font-name="Courier New1"/>
      </text:list-level-style-bullet>
      <text:list-level-style-bullet text:level="9" text:style-name="WW8Num4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1.27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space-before="0.635cm" text:min-label-width="0.635cm"/>
        <style:text-properties style:font-name="Wingdings"/>
      </text:list-level-style-bullet>
      <text:list-level-style-bullet text:level="2" text:style-name="WW8Num6z1" text:bullet-char="o">
        <style:list-level-properties text:space-before="1.905cm" text:min-label-width="0.635cm"/>
        <style:text-properties style:font-name="Courier New1"/>
      </text:list-level-style-bullet>
      <text:list-level-style-bullet text:level="3" text:style-name="WW8Num6z0" text:bullet-char="">
        <style:list-level-properties text:space-before="3.175cm" text:min-label-width="0.635cm"/>
        <style:text-properties style:font-name="Wingdings"/>
      </text:list-level-style-bullet>
      <text:list-level-style-bullet text:level="4" text:style-name="WW8Num6z3" text:bullet-char="">
        <style:list-level-properties text:space-before="4.445cm" text:min-label-width="0.635cm"/>
        <style:text-properties style:font-name="Symbol"/>
      </text:list-level-style-bullet>
      <text:list-level-style-bullet text:level="5" text:style-name="WW8Num6z1" text:bullet-char="o">
        <style:list-level-properties text:space-before="5.715cm" text:min-label-width="0.635cm"/>
        <style:text-properties style:font-name="Courier New1"/>
      </text:list-level-style-bullet>
      <text:list-level-style-bullet text:level="6" text:style-name="WW8Num6z0" text:bullet-char="">
        <style:list-level-properties text:space-before="6.985cm" text:min-label-width="0.635cm"/>
        <style:text-properties style:font-name="Wingdings"/>
      </text:list-level-style-bullet>
      <text:list-level-style-bullet text:level="7" text:style-name="WW8Num6z3" text:bullet-char="">
        <style:list-level-properties text:space-before="8.255cm" text:min-label-width="0.635cm"/>
        <style:text-properties style:font-name="Symbol"/>
      </text:list-level-style-bullet>
      <text:list-level-style-bullet text:level="8" text:style-name="WW8Num6z1" text:bullet-char="o">
        <style:list-level-properties text:space-before="9.525cm" text:min-label-width="0.635cm"/>
        <style:text-properties style:font-name="Courier New1"/>
      </text:list-level-style-bullet>
      <text:list-level-style-bullet text:level="9" text:style-name="WW8Num6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list-level-style-number text:level="1" style:num-suffix="." style:num-format="1">
        <style:list-level-properties text:min-label-width="0.635cm"/>
      </text:list-level-style-number>
      <text:list-level-style-number text:level="2" style:num-prefix="4." style:num-suffix="." style:num-format="1">
        <style:list-level-properties text:space-before="0.501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8">
      <text:list-level-style-number text:level="1" style:num-suffix="." style:num-format="1" text:start-value="2">
        <style:list-level-properties text:min-label-width="0.635cm"/>
      </text:list-level-style-number>
      <text:list-level-style-number text:level="2" style:num-suffix="." style:num-format="1" text:start-value="3" text:display-levels="2">
        <style:list-level-properties text:space-before="1.249cm" text:min-label-width="1.27cm"/>
      </text:list-level-style-number>
      <text:list-level-style-number text:level="3" style:num-suffix="." style:num-format="1" text:display-levels="3">
        <style:list-level-properties text:space-before="2.498cm" text:min-label-width="1.27cm"/>
      </text:list-level-style-number>
      <text:list-level-style-number text:level="4" style:num-suffix="." style:num-format="1" text:display-levels="4">
        <style:list-level-properties text:space-before="3.747cm" text:min-label-width="1.905cm"/>
      </text:list-level-style-number>
      <text:list-level-style-number text:level="5" style:num-suffix="." style:num-format="1" text:display-levels="5">
        <style:list-level-properties text:space-before="4.995cm" text:min-label-width="1.905cm"/>
      </text:list-level-style-number>
      <text:list-level-style-number text:level="6" style:num-suffix="." style:num-format="1" text:display-levels="6">
        <style:list-level-properties text:space-before="6.244cm" text:min-label-width="2.54cm"/>
      </text:list-level-style-number>
      <text:list-level-style-number text:level="7" style:num-suffix="." style:num-format="1" text:display-levels="7">
        <style:list-level-properties text:space-before="7.493cm" text:min-label-width="2.54cm"/>
      </text:list-level-style-number>
      <text:list-level-style-number text:level="8" style:num-suffix="." style:num-format="1" text:display-levels="8">
        <style:list-level-properties text:space-before="8.742cm" text:min-label-width="3.175cm"/>
      </text:list-level-style-number>
      <text:list-level-style-number text:level="9" style:num-suffix="." style:num-format="1" text:display-levels="9">
        <style:list-level-properties text:space-before="9.991cm" text:min-label-width="3.175cm"/>
      </text:list-level-style-number>
      <text:list-level-style-number text:level="10" style:num-suffix="." style:num-format="1">
        <style:list-level-properties text:space-before="6.35cm" text:min-label-width="0.635cm"/>
      </text:list-level-style-number>
    </text:list-style>
    <text:list-style style:name="WW8Num9">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number text:level="1" style:num-prefix="1." style:num-format="1">
        <style:list-level-properties text:space-before="1.27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text:bullet-char="-">
        <style:list-level-properties text:space-before="0.635cm" text:min-label-width="0.635cm"/>
        <style:text-properties style:font-name="Arial"/>
      </text:list-level-style-bullet>
      <text:list-level-style-bullet text:level="2" text:style-name="WW8Num11z1" text:bullet-char="o">
        <style:list-level-properties text:space-before="1.905cm" text:min-label-width="0.635cm"/>
        <style:text-properties style:font-name="Courier New1"/>
      </text:list-level-style-bullet>
      <text:list-level-style-bullet text:level="3" text:style-name="WW8Num11z2" text:bullet-char="">
        <style:list-level-properties text:space-before="3.175cm" text:min-label-width="0.635cm"/>
        <style:text-properties style:font-name="Wingdings"/>
      </text:list-level-style-bullet>
      <text:list-level-style-bullet text:level="4" text:style-name="WW8Num11z3" text:bullet-char="">
        <style:list-level-properties text:space-before="4.445cm" text:min-label-width="0.635cm"/>
        <style:text-properties style:font-name="Symbol"/>
      </text:list-level-style-bullet>
      <text:list-level-style-bullet text:level="5" text:style-name="WW8Num11z1" text:bullet-char="o">
        <style:list-level-properties text:space-before="5.715cm" text:min-label-width="0.635cm"/>
        <style:text-properties style:font-name="Courier New1"/>
      </text:list-level-style-bullet>
      <text:list-level-style-bullet text:level="6" text:style-name="WW8Num11z2" text:bullet-char="">
        <style:list-level-properties text:space-before="6.985cm" text:min-label-width="0.635cm"/>
        <style:text-properties style:font-name="Wingdings"/>
      </text:list-level-style-bullet>
      <text:list-level-style-bullet text:level="7" text:style-name="WW8Num11z3" text:bullet-char="">
        <style:list-level-properties text:space-before="8.255cm" text:min-label-width="0.635cm"/>
        <style:text-properties style:font-name="Symbol"/>
      </text:list-level-style-bullet>
      <text:list-level-style-bullet text:level="8" text:style-name="WW8Num11z1" text:bullet-char="o">
        <style:list-level-properties text:space-before="9.525cm" text:min-label-width="0.635cm"/>
        <style:text-properties style:font-name="Courier New1"/>
      </text:list-level-style-bullet>
      <text:list-level-style-bullet text:level="9" text:style-name="WW8Num1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list-level-style-number text:level="1" style:num-suffix="." style:num-format="1">
        <style:list-level-properties text:space-before="0.25cm"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4">
      <text:list-level-style-number text:level="1" style:num-suffix="." style:num-format="1" text:start-value="2">
        <style:list-level-properties text:min-label-width="0.635cm"/>
      </text:list-level-style-number>
      <text:list-level-style-number text:level="2" style:num-suffix="." style:num-format="1" text:display-levels="2">
        <style:list-level-properties text:space-before="0.635cm" text:min-label-width="1.27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15">
      <text:list-level-style-number text:level="1" style:num-suffix="." style:num-format="1">
        <style:list-level-properties text:min-label-width="0.635cm"/>
      </text:list-level-style-number>
      <text:list-level-style-number text:level="2" style:num-prefix="1." style:num-format="1">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0.635cm" text:min-label-width="0.635cm"/>
        <style:text-properties style:font-name="Sylfaen"/>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text:bullet-char="">
        <style:list-level-properties text:space-before="0.635cm" text:min-label-width="0.635cm"/>
        <style:text-properties style:font-name="Wingdings"/>
      </text:list-level-style-bullet>
      <text:list-level-style-bullet text:level="2" text:style-name="WW8Num17z1" text:bullet-char="o">
        <style:list-level-properties text:space-before="1.905cm" text:min-label-width="0.635cm"/>
        <style:text-properties style:font-name="Courier New1"/>
      </text:list-level-style-bullet>
      <text:list-level-style-bullet text:level="3" text:style-name="WW8Num17z0" text:bullet-char="">
        <style:list-level-properties text:space-before="3.175cm" text:min-label-width="0.635cm"/>
        <style:text-properties style:font-name="Wingdings"/>
      </text:list-level-style-bullet>
      <text:list-level-style-bullet text:level="4" text:style-name="WW8Num17z3" text:bullet-char="">
        <style:list-level-properties text:space-before="4.445cm" text:min-label-width="0.635cm"/>
        <style:text-properties style:font-name="Symbol"/>
      </text:list-level-style-bullet>
      <text:list-level-style-bullet text:level="5" text:style-name="WW8Num17z1" text:bullet-char="o">
        <style:list-level-properties text:space-before="5.715cm" text:min-label-width="0.635cm"/>
        <style:text-properties style:font-name="Courier New1"/>
      </text:list-level-style-bullet>
      <text:list-level-style-bullet text:level="6" text:style-name="WW8Num17z0" text:bullet-char="">
        <style:list-level-properties text:space-before="6.985cm" text:min-label-width="0.635cm"/>
        <style:text-properties style:font-name="Wingdings"/>
      </text:list-level-style-bullet>
      <text:list-level-style-bullet text:level="7" text:style-name="WW8Num17z3" text:bullet-char="">
        <style:list-level-properties text:space-before="8.255cm" text:min-label-width="0.635cm"/>
        <style:text-properties style:font-name="Symbol"/>
      </text:list-level-style-bullet>
      <text:list-level-style-bullet text:level="8" text:style-name="WW8Num17z1" text:bullet-char="o">
        <style:list-level-properties text:space-before="9.525cm" text:min-label-width="0.635cm"/>
        <style:text-properties style:font-name="Courier New1"/>
      </text:list-level-style-bullet>
      <text:list-level-style-bullet text:level="9" text:style-name="WW8Num17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list-level-style-number text:level="1" style:num-suffix="." style:num-format="1" text:start-value="2">
        <style:list-level-properties text:min-label-width="0.635cm"/>
      </text:list-level-style-number>
      <text:list-level-style-number text:level="2" style:num-suffix="." style:num-format="1" text:display-levels="2">
        <style:list-level-properties text:space-before="0.635cm" text:min-label-width="1.27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19">
      <text:list-level-style-number text:level="1" style:num-suffix="." style:num-format="1">
        <style:list-level-properties text:min-label-width="0.635cm"/>
      </text:list-level-style-number>
      <text:list-level-style-number text:level="2" style:num-prefix="2." style:num-suffix="." style:num-format="1">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text:bullet-char="">
        <style:list-level-properties text:space-before="0.635cm" text:min-label-width="0.635cm"/>
        <style:text-properties style:font-name="Wingdings"/>
      </text:list-level-style-bullet>
      <text:list-level-style-bullet text:level="2" text:style-name="WW8Num20z1" text:bullet-char="o">
        <style:list-level-properties text:space-before="1.905cm" text:min-label-width="0.635cm"/>
        <style:text-properties style:font-name="Courier New1"/>
      </text:list-level-style-bullet>
      <text:list-level-style-bullet text:level="3" text:style-name="WW8Num20z0" text:bullet-char="">
        <style:list-level-properties text:space-before="3.175cm" text:min-label-width="0.635cm"/>
        <style:text-properties style:font-name="Wingdings"/>
      </text:list-level-style-bullet>
      <text:list-level-style-bullet text:level="4" text:style-name="WW8Num20z3" text:bullet-char="">
        <style:list-level-properties text:space-before="4.445cm" text:min-label-width="0.635cm"/>
        <style:text-properties style:font-name="Symbol"/>
      </text:list-level-style-bullet>
      <text:list-level-style-bullet text:level="5" text:style-name="WW8Num20z1" text:bullet-char="o">
        <style:list-level-properties text:space-before="5.715cm" text:min-label-width="0.635cm"/>
        <style:text-properties style:font-name="Courier New1"/>
      </text:list-level-style-bullet>
      <text:list-level-style-bullet text:level="6" text:style-name="WW8Num20z0" text:bullet-char="">
        <style:list-level-properties text:space-before="6.985cm" text:min-label-width="0.635cm"/>
        <style:text-properties style:font-name="Wingdings"/>
      </text:list-level-style-bullet>
      <text:list-level-style-bullet text:level="7" text:style-name="WW8Num20z3" text:bullet-char="">
        <style:list-level-properties text:space-before="8.255cm" text:min-label-width="0.635cm"/>
        <style:text-properties style:font-name="Symbol"/>
      </text:list-level-style-bullet>
      <text:list-level-style-bullet text:level="8" text:style-name="WW8Num20z1" text:bullet-char="o">
        <style:list-level-properties text:space-before="9.525cm" text:min-label-width="0.635cm"/>
        <style:text-properties style:font-name="Courier New1"/>
      </text:list-level-style-bullet>
      <text:list-level-style-bullet text:level="9" text:style-name="WW8Num20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list-level-style-number text:level="1" style:num-suffix="." style:num-format="1">
        <style:list-level-properties text:min-label-width="0.635cm"/>
      </text:list-level-style-number>
      <text:list-level-style-number text:level="2" style:num-prefix="3." style:num-suffix="." style:num-format="1">
        <style:list-level-properties text:space-before="0.501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ula13" style:family="table">
      <style:table-properties style:width="16.342cm" fo:margin-left="0.012cm" fo:margin-right="-0.004cm" table:align="margins" style:writing-mode="lr-tb"/>
    </style:style>
    <style:style style:name="Taula13.A" style:family="table-column">
      <style:table-column-properties style:column-width="13.462cm" style:rel-column-width="53984*"/>
    </style:style>
    <style:style style:name="Taula13.B" style:family="table-column">
      <style:table-column-properties style:column-width="2.88cm" style:rel-column-width="11551*"/>
    </style:style>
    <style:style style:name="Taula13.1" style:family="table-row">
      <style:table-row-properties style:min-row-height="2.085cm" fo:keep-together="auto"/>
    </style:style>
    <style:style style:name="Taula13.A1" style:family="table-cell">
      <style:table-cell-properties style:vertical-align="middle" fo:padding="0.101cm" fo:border-left="none" fo:border-right="none" fo:border-top="none" fo:border-bottom="0.5pt solid #000000" style:writing-mode="lr-tb"/>
    </style:style>
    <style:style style:name="Taula13.B1" style:family="table-cell">
      <style:table-cell-properties style:vertical-align="middle" fo:padding-left="0.123cm" fo:padding-right="0.123cm" fo:padding-top="0cm" fo:padding-bottom="0cm" fo:border-left="none" fo:border-right="none" fo:border-top="none" fo:border-bottom="0.5pt solid #000000" style:writing-mode="lr-tb"/>
    </style:style>
    <style:style style:name="Taula12" style:family="table">
      <style:table-properties style:width="16.342cm" fo:margin-left="0.012cm" fo:margin-right="-0.004cm" table:align="margins" style:writing-mode="lr-tb"/>
    </style:style>
    <style:style style:name="Taula12.A" style:family="table-column">
      <style:table-column-properties style:column-width="13.36cm" style:rel-column-width="53573*"/>
    </style:style>
    <style:style style:name="Taula12.B" style:family="table-column">
      <style:table-column-properties style:column-width="2.983cm" style:rel-column-width="11962*"/>
    </style:style>
    <style:style style:name="Taula12.1" style:family="table-row">
      <style:table-row-properties style:min-row-height="0.882cm" fo:keep-together="always"/>
    </style:style>
    <style:style style:name="Taula12.A1" style:family="table-cell">
      <style:table-cell-properties style:vertical-align="middle" fo:padding="0.101cm" fo:border="none" style:writing-mode="lr-tb"/>
    </style:style>
    <style:style style:name="Taula12.B1" style:family="table-cell">
      <style:table-cell-properties style:vertical-align="top" fo:padding-left="0.123cm" fo:padding-right="0.123cm" fo:padding-top="0cm" fo:padding-bottom="0cm" fo:border="none" style:writing-mode="lr-tb"/>
    </style:style>
    <style:style style:name="MP1" style:family="paragraph" style:parent-style-name="Heading_20_1">
      <style:paragraph-properties fo:line-height="100%" fo:text-align="center" style:justify-single-word="false"/>
      <style:text-properties style:font-name="Arial" fo:font-size="15pt" fo:font-weight="normal" officeooo:rsid="000a7b6c" officeooo:paragraph-rsid="000a7b6c" style:font-size-asian="15pt" style:font-weight-asian="normal" style:font-name-complex="Arial" style:font-size-complex="15pt" style:font-weight-complex="normal"/>
    </style:style>
    <style:style style:name="MP2" style:family="paragraph" style:parent-style-name="Standard">
      <style:paragraph-properties fo:line-height="100%"/>
      <style:text-properties style:font-name="Arial" fo:font-size="14pt" officeooo:paragraph-rsid="00208ff0" style:font-size-asian="14pt" style:font-name-complex="Arial" style:font-size-complex="14pt"/>
    </style:style>
    <style:style style:name="MP3" style:family="paragraph" style:parent-style-name="Header">
      <style:paragraph-properties fo:line-height="100%" fo:text-align="center" style:justify-single-word="false" style:snap-to-layout-grid="false"/>
      <style:text-properties style:font-name="Arial" fo:font-size="14pt" style:font-size-asian="14pt" style:font-weight-complex="normal"/>
    </style:style>
    <style:style style:name="MP4" style:family="paragraph" style:parent-style-name="Footnote">
      <style:paragraph-properties fo:line-height="100%" style:snap-to-layout-grid="false"/>
      <style:text-properties officeooo:paragraph-rsid="002e9250"/>
    </style:style>
    <style:style style:name="MP5" style:family="paragraph" style:parent-style-name="Footnote">
      <style:paragraph-properties fo:line-height="100%" style:snap-to-layout-grid="false"/>
    </style:style>
    <style:style style:name="MP6" style:family="paragraph" style:parent-style-name="Footnote">
      <style:text-properties fo:font-size="5pt" style:font-size-asian="5pt"/>
    </style:style>
    <style:style style:name="MT1" style:family="text">
      <style:text-properties officeooo:rsid="000bc332"/>
    </style:style>
    <style:style style:name="MT2" style:family="text">
      <style:text-properties officeooo:rsid="00208ff0"/>
    </style:style>
    <style:style style:name="MT3" style:family="text">
      <style:text-properties officeooo:rsid="00146ddf"/>
    </style:style>
    <style:style style:name="MT4" style:family="text">
      <style:text-properties style:font-name="Arial" fo:font-size="9pt" style:font-size-asian="9pt" style:font-name-complex="Arial"/>
    </style:style>
    <style:style style:name="MT5" style:family="text">
      <style:text-properties style:font-name="Arial" fo:font-size="9pt" fo:font-weight="normal" style:font-size-asian="9pt" style:font-weight-asian="normal" style:font-name-complex="Arial"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0.501cm" fo:margin-bottom="0.501cm" fo:margin-left="2.401cm" fo:margin-right="2.247cm" style:writing-mode="lr-tb" style:layout-grid-color="#c0c0c0" style:layout-grid-lines="39" style:layout-grid-base-height="0.388cm" style:layout-grid-ruby-height="0.33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4cm" style:dynamic-spacing="true"/>
      </style:header-style>
      <style:footer-style>
        <style:header-footer-properties fo:min-height="0.9cm" fo:margin-left="0cm" fo:margin-right="0cm" fo:margin-top="0.801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ula13" table:style-name="Taula13">
          <table:table-column table:style-name="Taula13.A"/>
          <table:table-column table:style-name="Taula13.B"/>
          <table:table-row table:style-name="Taula13.1">
            <table:table-cell table:style-name="Taula13.A1" office:value-type="string">
              <text:p text:style-name="MP1"><draw:frame draw:style-name="Mfr1" draw:name="gráficos1" text:anchor-type="paragraph" svg:x="13.716cm" svg:y="-0.388cm" svg:width="2.325cm" svg:height="1.953cm" draw:z-index="6"><draw:image xlink:href="Pictures/100000000000080000000800705DBD1FFB966CBC.jpg" xlink:type="simple" xlink:show="embed" xlink:actuate="onLoad" loext:mime-type="image/jpeg"/></draw:frame><text:span text:style-name="MT1">Entorns de desenvolupament</text:span>.</text:p>
              <text:p text:style-name="MP2"><text:span text:style-name="MT2">Optimització de programari</text:span> - UF<text:span text:style-name="MT2">2</text:span></text:p>
            </table:table-cell>
            <table:table-cell table:style-name="Taula13.B1" office:value-type="string">
              <text:p text:style-name="MP3"/>
            </table:table-cell>
          </table:table-row>
        </table:table>
        <text:p text:style-name="Header"/>
      </style:header>
      <style:footer>
        <table:table table:name="Taula12" table:style-name="Taula12">
          <table:table-column table:style-name="Taula12.A"/>
          <table:table-column table:style-name="Taula12.B"/>
          <table:table-row table:style-name="Taula12.1">
            <table:table-cell table:style-name="Taula12.A1" office:value-type="string">
              <text:p text:style-name="MP4">Grau superior informàtic<text:span text:style-name="MT3">a</text:span></text:p>
            </table:table-cell>
            <table:table-cell table:style-name="Taula12.B1" office:value-type="string">
              <text:p text:style-name="MP5"><text:span text:style-name="MT4">Pàgina </text:span><text:span text:style-name="MT5"><text:page-number text:select-page="current">4</text:page-number></text:span><text:span text:style-name="MT5"><text:s/>de </text:span><text:span text:style-name="MT5"><text:page-count style:num-format="1">7</text:page-count></text:span></text:p>
            </table:table-cell>
          </table:table-row>
        </table:table>
        <text:p text:style-name="MP6"/>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3.2$Windows_X86_64 LibreOffice_project/747b5d0ebf89f41c860ec2a39efd7cb15b54f2d8</meta:generator>
    <dc:title>1</dc:title>
    <meta:creation-date>2016-04-15T15:42:47.036943607</meta:creation-date>
    <dc:language>ca-ES</dc:language>
    <meta:editing-cycles>19</meta:editing-cycles>
    <meta:editing-duration>PT1H18M50S</meta:editing-duration>
    <dc:date>2020-06-04T17:42:19.434000000</dc:date>
    <meta:document-statistic meta:table-count="3" meta:image-count="2" meta:object-count="0" meta:page-count="7" meta:paragraph-count="126" meta:word-count="1136" meta:character-count="7249" meta:non-whitespace-character-count="5870"/>
    <meta:user-defined meta:name="Info 1"/>
    <meta:user-defined meta:name="Info 2"/>
    <meta:user-defined meta:name="Info 3"/>
    <meta:user-defined meta:name="Info 4"/>
  </office:meta>
</office:document-meta>
</file>